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5000001EE4FF2E001.png" manifest:media-type="image/png"/>
  <manifest:file-entry manifest:full-path="Pictures/1000000100000273000002B9A4B1B97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width="16.274cm" svg:height="12.462cm" draw:z-index="0"><draw:image xlink:href="Pictures/1000000100000285000001EE4FF2E001.png" xlink:type="simple" xlink:show="embed" xlink:actuate="onLoad" draw:mime-type="image/png"/></draw:frame><text:soft-page-break/><draw:frame draw:style-name="fr1" draw:name="Imagen2" text:anchor-type="as-char" svg:y="-23.13cm" svg:width="16.591cm" svg:height="18.443cm" draw:z-index="1"><draw:image xlink:href="Pictures/1000000100000273000002B9A4B1B9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6:49:41.554000000</meta:creation-date>
    <dc:date>2024-09-20T17:14:54.138000000</dc:date>
    <meta:editing-duration>PT25M13S</meta:editing-duration>
    <meta:editing-cycles>1</meta:editing-cycles>
    <meta:document-statistic meta:table-count="0" meta:image-count="2" meta:object-count="0" meta:page-count="2" meta:paragraph-count="1" meta:word-count="0" meta:character-count="0" meta:non-whitespace-character-count="0"/>
    <meta:generator>LibreOffice/7.6.5.2$Windows_X86_64 LibreOffice_project/38d5f62f85355c192ef5f1dd47c5c0c0c6d6598b</meta:generator>
  </office:meta>
</office:document-meta>
</file>